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svg="urn:oasis:names:tc:opendocument:xmlns:svg-compatible:1.0" xmlns:number="urn:oasis:names:tc:opendocument:xmlns:datastyle:1.0" xmlns:draw="urn:oasis:names:tc:opendocument:xmlns:drawing:1.0" xmlns:manifest="urn:oasis:names:tc:opendocument:xmlns:manifest:1.0" office:version="1.2">
  <office:automatic-styles/>
  <office:body>
    <office:spreadsheet>
      <table:table table:name="Info">
        <table:table-row>
          <table:table-cell office:value-type="string" office:string-value="General">
            <text:p>Gener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Name">
            <text:p>Name</text:p>
          </table:table-cell>
          <table:table-cell office:value-type="string" office:string-value="G14">
            <text:p>G1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Description">
            <text:p>Description</text:p>
          </table:table-cell>
          <table:table-cell office:value-type="string" office:string-value="Bacterial model with 14 reactions">
            <text:p>Bacterial model with 14 reactions</text:p>
          </table:table-cell>
        </table:table-row>
        <table:table-row>
          <table:table-cell office:value-type="string" office:string-value="Units">
            <text:p>Uni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m">
            <text:p>Km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1/h ([mass of products]/[mass of protein]/h)">
            <text:p>1/h ([mass of products]/[mass of protein]/h)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rho">
            <text:p>rho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Sheets">
            <text:p>Shee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M">
            <text:p>M</text:p>
          </table:table-cell>
          <table:table-cell office:value-type="string" office:string-value="Mass fraction matrix">
            <text:p>Mass fraction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">
            <text:p>K</text:p>
          </table:table-cell>
          <table:table-cell office:value-type="string" office:string-value="Michaelis constant matrix">
            <text:p>Michaelis constant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A">
            <text:p>KA</text:p>
          </table:table-cell>
          <table:table-cell office:value-type="string" office:string-value="Activation constant matrix">
            <text:p>Activation constant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I">
            <text:p>KI</text:p>
          </table:table-cell>
          <table:table-cell office:value-type="string" office:string-value="Inhibition constant matrix">
            <text:p>Inhibition constant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Turnover numbers">
            <text:p>Turnover number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conditions">
            <text:p>conditions</text:p>
          </table:table-cell>
          <table:table-cell office:value-type="string" office:string-value="Value of rho and external concentrations at different growth conditions">
            <text:p>Value of rho and external concentrations at different growth conditions</text:p>
          </table:table-cell>
        </table:table-row>
      </table:table>
      <table:table table:name="M">
        <table:table-row>
          <table:table-cell/>
          <table:table-cell table:style-name="pd1" office:value-type="string" office:string-value="tC">
            <text:p>tC</text:p>
          </table:table-cell>
          <table:table-cell table:style-name="pd1" office:value-type="string" office:string-value="tP">
            <text:p>tP</text:p>
          </table:table-cell>
          <table:table-cell table:style-name="pd1" office:value-type="string" office:string-value="tN">
            <text:p>tN</text:p>
          </table:table-cell>
          <table:table-cell table:style-name="pd1" office:value-type="string" office:string-value="tAce">
            <text:p>tAce</text:p>
          </table:table-cell>
          <table:table-cell table:style-name="pd1" office:value-type="string" office:string-value="Res">
            <text:p>Res</text:p>
          </table:table-cell>
          <table:table-cell table:style-name="pd1" office:value-type="string" office:string-value="Fer">
            <text:p>Fer</text:p>
          </table:table-cell>
          <table:table-cell table:style-name="pd1" office:value-type="string" office:string-value="NTS">
            <text:p>NTS</text:p>
          </table:table-cell>
          <table:table-cell table:style-name="pd1" office:value-type="string" office:string-value="AAS">
            <text:p>AAS</text:p>
          </table:table-cell>
          <table:table-cell table:style-name="pd1" office:value-type="string" office:string-value="DNAp">
            <text:p>DNAp</text:p>
          </table:table-cell>
          <table:table-cell table:style-name="pd1" office:value-type="string" office:string-value="tRNAp">
            <text:p>tRNAp</text:p>
          </table:table-cell>
          <table:table-cell table:style-name="pd1" office:value-type="string" office:string-value="mRNAp">
            <text:p>mRNAp</text:p>
          </table:table-cell>
          <table:table-cell table:style-name="pd1" office:value-type="string" office:string-value="rRNAp">
            <text:p>rRNAp</text:p>
          </table:table-cell>
          <table:table-cell table:style-name="pd1" office:value-type="string" office:string-value="tRNAc">
            <text:p>tRNAc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C">
            <text:p>x_C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P">
            <text:p>x_P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N">
            <text:p>x_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Ace">
            <text:p>x_Ac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C">
            <text:p>C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3">
            <text:p>-0.3</text:p>
          </table:table-cell>
          <table:table-cell office:value-type="float" office:value="-0.4">
            <text:p>-0.4</text:p>
          </table:table-cell>
          <table:table-cell office:value-type="float" office:value="-0.5">
            <text:p>-0.5</text:p>
          </table:table-cell>
          <table:table-cell office:value-type="float" office:value="-0.5">
            <text:p>-0.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">
            <text:p>P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-0.1">
            <text:p>-0.1</text:p>
          </table:table-cell>
          <table:table-cell office:value-type="float" office:value="-0.2">
            <text:p>-0.2</text:p>
          </table:table-cell>
          <table:table-cell office:value-type="float" office:value="-0.2">
            <text:p>-0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">
            <text:p>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-0.1">
            <text:p>-0.1</text:p>
          </table:table-cell>
          <table:table-cell office:value-type="float" office:value="-0.2">
            <text:p>-0.2</text:p>
          </table:table-cell>
          <table:table-cell office:value-type="float" office:value="-0.2">
            <text:p>-0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ce">
            <text:p>Ac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DP">
            <text:p>AD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">
            <text:p>-0.5</text:p>
          </table:table-cell>
          <table:table-cell office:value-type="float" office:value="-0.4">
            <text:p>-0.4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</table:table-row>
        <table:table-row>
          <table:table-cell table:style-name="pd1" office:value-type="string" office:string-value="ATP">
            <text:p>AT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8">
            <text:p>0.8</text:p>
          </table:table-cell>
          <table:table-cell office:value-type="float" office:value="-0.1">
            <text:p>-0.1</text:p>
          </table:table-cell>
          <table:table-cell office:value-type="float" office:value="-0.1">
            <text:p>-0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-0.1">
            <text:p>-0.1</text:p>
          </table:table-cell>
        </table:table-row>
        <table:table-row>
          <table:table-cell table:style-name="pd1" office:value-type="string" office:string-value="A">
            <text:p>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T">
            <text:p>NT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DNA">
            <text:p>D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tRNA">
            <text:p>tR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">
            <text:p>-0.7</text:p>
          </table:table-cell>
          <table:table-cell office:value-type="float" office:value="0.1">
            <text:p>0.1</text:p>
          </table:table-cell>
        </table:table-row>
        <table:table-row>
          <table:table-cell table:style-name="pd1" office:value-type="string" office:string-value="mRNA">
            <text:p>mR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rRNA">
            <text:p>rR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TC">
            <text:p>T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-0.9">
            <text:p>-0.9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</table:table-row>
      </table:table>
      <table:table table:name="kcat">
        <table:table-row>
          <table:table-cell/>
          <table:table-cell table:style-name="pd1" office:value-type="string" office:string-value="tC">
            <text:p>tC</text:p>
          </table:table-cell>
          <table:table-cell table:style-name="pd1" office:value-type="string" office:string-value="tP">
            <text:p>tP</text:p>
          </table:table-cell>
          <table:table-cell table:style-name="pd1" office:value-type="string" office:string-value="tN">
            <text:p>tN</text:p>
          </table:table-cell>
          <table:table-cell table:style-name="pd1" office:value-type="string" office:string-value="tAce">
            <text:p>tAce</text:p>
          </table:table-cell>
          <table:table-cell table:style-name="pd1" office:value-type="string" office:string-value="Res">
            <text:p>Res</text:p>
          </table:table-cell>
          <table:table-cell table:style-name="pd1" office:value-type="string" office:string-value="Fer">
            <text:p>Fer</text:p>
          </table:table-cell>
          <table:table-cell table:style-name="pd1" office:value-type="string" office:string-value="NTS">
            <text:p>NTS</text:p>
          </table:table-cell>
          <table:table-cell table:style-name="pd1" office:value-type="string" office:string-value="AAS">
            <text:p>AAS</text:p>
          </table:table-cell>
          <table:table-cell table:style-name="pd1" office:value-type="string" office:string-value="DNAp">
            <text:p>DNAp</text:p>
          </table:table-cell>
          <table:table-cell table:style-name="pd1" office:value-type="string" office:string-value="tRNAp">
            <text:p>tRNAp</text:p>
          </table:table-cell>
          <table:table-cell table:style-name="pd1" office:value-type="string" office:string-value="mRNAp">
            <text:p>mRNAp</text:p>
          </table:table-cell>
          <table:table-cell table:style-name="pd1" office:value-type="string" office:string-value="rRNAp">
            <text:p>rRNAp</text:p>
          </table:table-cell>
          <table:table-cell table:style-name="pd1" office:value-type="string" office:string-value="tRNAc">
            <text:p>tRNAc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kcat_f">
            <text:p>kcat_f</text:p>
          </table:table-cell>
          <table:table-cell office:value-type="float" office:value="20.0">
            <text:p>20.0</text:p>
          </table:table-cell>
          <table:table-cell office:value-type="float" office:value="30.0">
            <text:p>30.0</text:p>
          </table:table-cell>
          <table:table-cell office:value-type="float" office:value="40.0">
            <text:p>40.0</text:p>
          </table:table-cell>
          <table:table-cell office:value-type="float" office:value="50.0">
            <text:p>50.0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float" office:value="20.0">
            <text:p>20.0</text:p>
          </table:table-cell>
          <table:table-cell office:value-type="float" office:value="30.0">
            <text:p>30.0</text:p>
          </table:table-cell>
          <table:table-cell office:value-type="float" office:value="25.0">
            <text:p>25.0</text:p>
          </table:table-cell>
          <table:table-cell office:value-type="float" office:value="35.0">
            <text:p>35.0</text:p>
          </table:table-cell>
          <table:table-cell office:value-type="float" office:value="20.0">
            <text:p>20.0</text:p>
          </table:table-cell>
          <table:table-cell office:value-type="float" office:value="4.55">
            <text:p>4.55</text:p>
          </table:table-cell>
        </table:table-row>
        <table:table-row>
          <table:table-cell table:style-name="pd1" office:value-type="string" office:string-value="kcat_b">
            <text:p>kcat_b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K">
        <table:table-row>
          <table:table-cell/>
          <table:table-cell table:style-name="pd1" office:value-type="string" office:string-value="tC">
            <text:p>tC</text:p>
          </table:table-cell>
          <table:table-cell table:style-name="pd1" office:value-type="string" office:string-value="tP">
            <text:p>tP</text:p>
          </table:table-cell>
          <table:table-cell table:style-name="pd1" office:value-type="string" office:string-value="tN">
            <text:p>tN</text:p>
          </table:table-cell>
          <table:table-cell table:style-name="pd1" office:value-type="string" office:string-value="tAce">
            <text:p>tAce</text:p>
          </table:table-cell>
          <table:table-cell table:style-name="pd1" office:value-type="string" office:string-value="Res">
            <text:p>Res</text:p>
          </table:table-cell>
          <table:table-cell table:style-name="pd1" office:value-type="string" office:string-value="Fer">
            <text:p>Fer</text:p>
          </table:table-cell>
          <table:table-cell table:style-name="pd1" office:value-type="string" office:string-value="NTS">
            <text:p>NTS</text:p>
          </table:table-cell>
          <table:table-cell table:style-name="pd1" office:value-type="string" office:string-value="AAS">
            <text:p>AAS</text:p>
          </table:table-cell>
          <table:table-cell table:style-name="pd1" office:value-type="string" office:string-value="DNAp">
            <text:p>DNAp</text:p>
          </table:table-cell>
          <table:table-cell table:style-name="pd1" office:value-type="string" office:string-value="tRNAp">
            <text:p>tRNAp</text:p>
          </table:table-cell>
          <table:table-cell table:style-name="pd1" office:value-type="string" office:string-value="mRNAp">
            <text:p>mRNAp</text:p>
          </table:table-cell>
          <table:table-cell table:style-name="pd1" office:value-type="string" office:string-value="rRNAp">
            <text:p>rRNAp</text:p>
          </table:table-cell>
          <table:table-cell table:style-name="pd1" office:value-type="string" office:string-value="tRNAc">
            <text:p>tRNAc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C">
            <text:p>x_C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P">
            <text:p>x_P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N">
            <text:p>x_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Ace">
            <text:p>x_Ac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C">
            <text:p>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">
            <text:p>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">
            <text:p>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ce">
            <text:p>Ac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DP">
            <text:p>AD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TP">
            <text:p>AT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string" office:string-value="A">
            <text:p>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T">
            <text:p>NT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DNA">
            <text:p>D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tRNA">
            <text:p>tR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mRNA">
            <text:p>mR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rRNA">
            <text:p>rR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TC">
            <text:p>T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KA">
        <table:table-row>
          <table:table-cell/>
          <table:table-cell table:style-name="pd1" office:value-type="string" office:string-value="tC">
            <text:p>tC</text:p>
          </table:table-cell>
          <table:table-cell table:style-name="pd1" office:value-type="string" office:string-value="tP">
            <text:p>tP</text:p>
          </table:table-cell>
          <table:table-cell table:style-name="pd1" office:value-type="string" office:string-value="tN">
            <text:p>tN</text:p>
          </table:table-cell>
          <table:table-cell table:style-name="pd1" office:value-type="string" office:string-value="tAce">
            <text:p>tAce</text:p>
          </table:table-cell>
          <table:table-cell table:style-name="pd1" office:value-type="string" office:string-value="Res">
            <text:p>Res</text:p>
          </table:table-cell>
          <table:table-cell table:style-name="pd1" office:value-type="string" office:string-value="Fer">
            <text:p>Fer</text:p>
          </table:table-cell>
          <table:table-cell table:style-name="pd1" office:value-type="string" office:string-value="NTS">
            <text:p>NTS</text:p>
          </table:table-cell>
          <table:table-cell table:style-name="pd1" office:value-type="string" office:string-value="AAS">
            <text:p>AAS</text:p>
          </table:table-cell>
          <table:table-cell table:style-name="pd1" office:value-type="string" office:string-value="DNAp">
            <text:p>DNAp</text:p>
          </table:table-cell>
          <table:table-cell table:style-name="pd1" office:value-type="string" office:string-value="tRNAp">
            <text:p>tRNAp</text:p>
          </table:table-cell>
          <table:table-cell table:style-name="pd1" office:value-type="string" office:string-value="mRNAp">
            <text:p>mRNAp</text:p>
          </table:table-cell>
          <table:table-cell table:style-name="pd1" office:value-type="string" office:string-value="rRNAp">
            <text:p>rRNAp</text:p>
          </table:table-cell>
          <table:table-cell table:style-name="pd1" office:value-type="string" office:string-value="tRNAc">
            <text:p>tRNAc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C">
            <text:p>x_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P">
            <text:p>x_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N">
            <text:p>x_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Ace">
            <text:p>x_Ac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C">
            <text:p>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">
            <text:p>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">
            <text:p>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ce">
            <text:p>Ac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DP">
            <text:p>AD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TP">
            <text:p>AT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">
            <text:p>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T">
            <text:p>NT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DNA">
            <text:p>D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tRNA">
            <text:p>tR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mRNA">
            <text:p>mR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string" office:string-value="rRNA">
            <text:p>rR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string" office:string-value="TC">
            <text:p>T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rho">
        <table:table-row>
          <table:table-cell table:style-name="pd1" office:value-type="string" office:string-value="">
            <text:p/>
          </table:table-cell>
          <table:table-cell table:style-name="pd1" office:value-type="string" office:string-value="(g/L)">
            <text:p>(g/L)</text:p>
          </table:table-cell>
        </table:table-row>
        <table:table-row>
          <table:table-cell office:value-type="string" office:string-value="rho">
            <text:p>rho</text:p>
          </table:table-cell>
          <table:table-cell office:value-type="float" office:value="340.0">
            <text:p>340.0</text:p>
          </table:table-cell>
        </table:table-row>
      </table:table>
      <table:table table:name="conditions">
        <table:table-row>
          <table:table-cell/>
          <table:table-cell table:style-name="pd1" office:value-type="string" office:string-value="1">
            <text:p>1</text:p>
          </table:table-cell>
          <table:table-cell table:style-name="pd1" office:value-type="string" office:string-value="2">
            <text:p>2</text:p>
          </table:table-cell>
          <table:table-cell table:style-name="pd1" office:value-type="string" office:string-value="3">
            <text:p>3</text:p>
          </table:table-cell>
          <table:table-cell table:style-name="pd1" office:value-type="string" office:string-value="4">
            <text:p>4</text:p>
          </table:table-cell>
          <table:table-cell table:style-name="pd1" office:value-type="string" office:string-value="5">
            <text:p>5</text:p>
          </table:table-cell>
          <table:table-cell table:style-name="pd1" office:value-type="string" office:string-value="6">
            <text:p>6</text:p>
          </table:table-cell>
          <table:table-cell table:style-name="pd1" office:value-type="string" office:string-value="7">
            <text:p>7</text:p>
          </table:table-cell>
          <table:table-cell table:style-name="pd1" office:value-type="string" office:string-value="8">
            <text:p>8</text:p>
          </table:table-cell>
          <table:table-cell table:style-name="pd1" office:value-type="string" office:string-value="9">
            <text:p>9</text:p>
          </table:table-cell>
          <table:table-cell table:style-name="pd1" office:value-type="string" office:string-value="10">
            <text:p>10</text:p>
          </table:table-cell>
          <table:table-cell table:style-name="pd1" office:value-type="string" office:string-value="11">
            <text:p>11</text:p>
          </table:table-cell>
          <table:table-cell table:style-name="pd1" office:value-type="string" office:string-value="12">
            <text:p>12</text:p>
          </table:table-cell>
          <table:table-cell table:style-name="pd1" office:value-type="string" office:string-value="13">
            <text:p>13</text:p>
          </table:table-cell>
          <table:table-cell table:style-name="pd1" office:value-type="string" office:string-value="14">
            <text:p>14</text:p>
          </table:table-cell>
          <table:table-cell table:style-name="pd1" office:value-type="string" office:string-value="15">
            <text:p>15</text:p>
          </table:table-cell>
        </table:table-row>
        <table:table-row>
          <table:table-cell table:style-name="pd1" office:value-type="string" office:string-value="rho">
            <text:p>rho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</table:table-row>
        <table:table-row>
          <table:table-cell table:style-name="pd1" office:value-type="string" office:string-value="x_C">
            <text:p>x_C</text:p>
          </table:table-cell>
          <table:table-cell office:value-type="float" office:value="5.0">
            <text:p>5.0</text:p>
          </table:table-cell>
          <table:table-cell office:value-type="float" office:value="3.846153846153846">
            <text:p>3.846153846153846</text:p>
          </table:table-cell>
          <table:table-cell office:value-type="float" office:value="2.9585798816568043">
            <text:p>2.9585798816568043</text:p>
          </table:table-cell>
          <table:table-cell office:value-type="float" office:value="2.2758306781975417">
            <text:p>2.2758306781975417</text:p>
          </table:table-cell>
          <table:table-cell office:value-type="float" office:value="1.7506389832288782">
            <text:p>1.7506389832288782</text:p>
          </table:table-cell>
          <table:table-cell office:value-type="float" office:value="1.3466453717145217">
            <text:p>1.3466453717145217</text:p>
          </table:table-cell>
          <table:table-cell office:value-type="float" office:value="1.0358810551650166">
            <text:p>1.0358810551650166</text:p>
          </table:table-cell>
          <table:table-cell office:value-type="float" office:value="0.7968315808961666">
            <text:p>0.7968315808961666</text:p>
          </table:table-cell>
          <table:table-cell office:value-type="float" office:value="0.6129473699201281">
            <text:p>0.6129473699201281</text:p>
          </table:table-cell>
          <table:table-cell office:value-type="float" office:value="0.4714979768616369">
            <text:p>0.4714979768616369</text:p>
          </table:table-cell>
          <table:table-cell office:value-type="float" office:value="0.3626907514320284">
            <text:p>0.3626907514320284</text:p>
          </table:table-cell>
          <table:table-cell office:value-type="float" office:value="0.2789928857169449">
            <text:p>0.2789928857169449</text:p>
          </table:table-cell>
          <table:table-cell office:value-type="float" office:value="0.2146099120899576">
            <text:p>0.2146099120899576</text:p>
          </table:table-cell>
          <table:table-cell office:value-type="float" office:value="0.1650845477615058">
            <text:p>0.1650845477615058</text:p>
          </table:table-cell>
          <table:table-cell office:value-type="float" office:value="0.1269881136626968">
            <text:p>0.1269881136626968</text:p>
          </table:table-cell>
        </table:table-row>
        <table:table-row>
          <table:table-cell table:style-name="pd1" office:value-type="string" office:string-value="x_P">
            <text:p>x_P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string" office:string-value="x_N">
            <text:p>x_N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string" office:string-value="x_Ace">
            <text:p>x_Ac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</table:table>
      <table:table table:name="q">
        <table:table-row>
          <table:table-cell/>
          <table:table-cell table:style-name="pd1" office:value-type="string" office:string-value="tC">
            <text:p>tC</text:p>
          </table:table-cell>
          <table:table-cell table:style-name="pd1" office:value-type="string" office:string-value="tP">
            <text:p>tP</text:p>
          </table:table-cell>
          <table:table-cell table:style-name="pd1" office:value-type="string" office:string-value="tN">
            <text:p>tN</text:p>
          </table:table-cell>
          <table:table-cell table:style-name="pd1" office:value-type="string" office:string-value="tAce">
            <text:p>tAce</text:p>
          </table:table-cell>
          <table:table-cell table:style-name="pd1" office:value-type="string" office:string-value="Res">
            <text:p>Res</text:p>
          </table:table-cell>
          <table:table-cell table:style-name="pd1" office:value-type="string" office:string-value="Fer">
            <text:p>Fer</text:p>
          </table:table-cell>
          <table:table-cell table:style-name="pd1" office:value-type="string" office:string-value="NTS">
            <text:p>NTS</text:p>
          </table:table-cell>
          <table:table-cell table:style-name="pd1" office:value-type="string" office:string-value="AAS">
            <text:p>AAS</text:p>
          </table:table-cell>
          <table:table-cell table:style-name="pd1" office:value-type="string" office:string-value="DNAp">
            <text:p>DNAp</text:p>
          </table:table-cell>
          <table:table-cell table:style-name="pd1" office:value-type="string" office:string-value="tRNAp">
            <text:p>tRNAp</text:p>
          </table:table-cell>
          <table:table-cell table:style-name="pd1" office:value-type="string" office:string-value="mRNAp">
            <text:p>mRNAp</text:p>
          </table:table-cell>
          <table:table-cell table:style-name="pd1" office:value-type="string" office:string-value="rRNAp">
            <text:p>rRNAp</text:p>
          </table:table-cell>
          <table:table-cell table:style-name="pd1" office:value-type="string" office:string-value="tRNAc">
            <text:p>tRNAc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q0">
            <text:p>q0</text:p>
          </table:table-cell>
          <table:table-cell office:value-type="float" office:value="0.5947259522111721">
            <text:p>0.5947259522111721</text:p>
          </table:table-cell>
          <table:table-cell office:value-type="float" office:value="0.2324285931844956">
            <text:p>0.2324285931844956</text:p>
          </table:table-cell>
          <table:table-cell office:value-type="float" office:value="0.22249807008363476">
            <text:p>0.22249807008363476</text:p>
          </table:table-cell>
          <table:table-cell office:value-type="float" office:value="0.04965261547930258">
            <text:p>0.04965261547930258</text:p>
          </table:table-cell>
          <table:table-cell office:value-type="float" office:value="1e-10">
            <text:p>1e-10</text:p>
          </table:table-cell>
          <table:table-cell office:value-type="float" office:value="0.2730893851486642">
            <text:p>0.2730893851486642</text:p>
          </table:table-cell>
          <table:table-cell office:value-type="float" office:value="0.5338234418362432">
            <text:p>0.5338234418362432</text:p>
          </table:table-cell>
          <table:table-cell office:value-type="float" office:value="0.16903283068393546">
            <text:p>0.16903283068393546</text:p>
          </table:table-cell>
          <table:table-cell office:value-type="float" office:value="0.06640919417954058">
            <text:p>0.06640919417954058</text:p>
          </table:table-cell>
          <table:table-cell office:value-type="float" office:value="0.34613129383535823">
            <text:p>0.34613129383535823</text:p>
          </table:table-cell>
          <table:table-cell office:value-type="float" office:value="0.004981148850158959">
            <text:p>0.004981148850158959</text:p>
          </table:table-cell>
          <table:table-cell office:value-type="float" office:value="0.008301583732828235">
            <text:p>0.008301583732828235</text:p>
          </table:table-cell>
          <table:table-cell office:value-type="float" office:value="0.5123846605561967">
            <text:p>0.5123846605561967</text:p>
          </table:table-cell>
          <table:table-cell office:value-type="float" office:value="0.37364276306130706">
            <text:p>0.37364276306130706</text:p>
          </table:table-cell>
        </table:table-row>
        <table:table-row>
          <table:table-cell table:style-name="pd1" office:value-type="string" office:string-value="1">
            <text:p>1</text:p>
          </table:table-cell>
          <table:table-cell office:value-type="float" office:value="0.5908499648606256">
            <text:p>0.5908499648606256</text:p>
          </table:table-cell>
          <table:table-cell office:value-type="float" office:value="0.23835377836793403">
            <text:p>0.23835377836793403</text:p>
          </table:table-cell>
          <table:table-cell office:value-type="float" office:value="0.2315107474279255">
            <text:p>0.2315107474279255</text:p>
          </table:table-cell>
          <table:table-cell office:value-type="float" office:value="0.06071449065648516">
            <text:p>0.06071449065648516</text:p>
          </table:table-cell>
          <table:table-cell office:value-type="float" office:value="1e-10">
            <text:p>1e-10</text:p>
          </table:table-cell>
          <table:table-cell office:value-type="float" office:value="0.32420385554915876">
            <text:p>0.32420385554915876</text:p>
          </table:table-cell>
          <table:table-cell office:value-type="float" office:value="0.5793716057649695">
            <text:p>0.5793716057649695</text:p>
          </table:table-cell>
          <table:table-cell office:value-type="float" office:value="0.17532894103650631">
            <text:p>0.17532894103650631</text:p>
          </table:table-cell>
          <table:table-cell office:value-type="float" office:value="0.029478479195873555">
            <text:p>0.029478479195873555</text:p>
          </table:table-cell>
          <table:table-cell office:value-type="float" office:value="0.36830733873194405">
            <text:p>0.36830733873194405</text:p>
          </table:table-cell>
          <table:table-cell office:value-type="float" office:value="0.04441873193633822">
            <text:p>0.04441873193633822</text:p>
          </table:table-cell>
          <table:table-cell office:value-type="float" office:value="0.05807516064485538">
            <text:p>0.05807516064485538</text:p>
          </table:table-cell>
          <table:table-cell office:value-type="float" office:value="0.5485989330656844">
            <text:p>0.5485989330656844</text:p>
          </table:table-cell>
          <table:table-cell office:value-type="float" office:value="0.4722030412203437">
            <text:p>0.4722030412203437</text:p>
          </table:table-cell>
        </table:table-row>
        <table:table-row>
          <table:table-cell table:style-name="pd1" office:value-type="string" office:string-value="2">
            <text:p>2</text:p>
          </table:table-cell>
          <table:table-cell office:value-type="float" office:value="0.5908499648606256">
            <text:p>0.5908499648606256</text:p>
          </table:table-cell>
          <table:table-cell office:value-type="float" office:value="0.23835377836793403">
            <text:p>0.23835377836793403</text:p>
          </table:table-cell>
          <table:table-cell office:value-type="float" office:value="0.2315107474279255">
            <text:p>0.2315107474279255</text:p>
          </table:table-cell>
          <table:table-cell office:value-type="float" office:value="0.06071449065648516">
            <text:p>0.06071449065648516</text:p>
          </table:table-cell>
          <table:table-cell office:value-type="float" office:value="1e-10">
            <text:p>1e-10</text:p>
          </table:table-cell>
          <table:table-cell office:value-type="float" office:value="0.32420385554915876">
            <text:p>0.32420385554915876</text:p>
          </table:table-cell>
          <table:table-cell office:value-type="float" office:value="0.5793716057649695">
            <text:p>0.5793716057649695</text:p>
          </table:table-cell>
          <table:table-cell office:value-type="float" office:value="0.17532894103650631">
            <text:p>0.17532894103650631</text:p>
          </table:table-cell>
          <table:table-cell office:value-type="float" office:value="0.029478479195873555">
            <text:p>0.029478479195873555</text:p>
          </table:table-cell>
          <table:table-cell office:value-type="float" office:value="0.36830733873194405">
            <text:p>0.36830733873194405</text:p>
          </table:table-cell>
          <table:table-cell office:value-type="float" office:value="0.04441873193633822">
            <text:p>0.04441873193633822</text:p>
          </table:table-cell>
          <table:table-cell office:value-type="float" office:value="0.05807516064485538">
            <text:p>0.05807516064485538</text:p>
          </table:table-cell>
          <table:table-cell office:value-type="float" office:value="0.5485989330656844">
            <text:p>0.5485989330656844</text:p>
          </table:table-cell>
          <table:table-cell office:value-type="float" office:value="0.4722030412203437">
            <text:p>0.4722030412203437</text:p>
          </table:table-cell>
        </table:table-row>
        <table:table-row>
          <table:table-cell table:style-name="pd1" office:value-type="string" office:string-value="3">
            <text:p>3</text:p>
          </table:table-cell>
          <table:table-cell office:value-type="float" office:value="0.5906047821583816">
            <text:p>0.5906047821583816</text:p>
          </table:table-cell>
          <table:table-cell office:value-type="float" office:value="0.23848308346356853">
            <text:p>0.23848308346356853</text:p>
          </table:table-cell>
          <table:table-cell office:value-type="float" office:value="0.23164340878572454">
            <text:p>0.23164340878572454</text:p>
          </table:table-cell>
          <table:table-cell office:value-type="float" office:value="0.06073127440767478">
            <text:p>0.06073127440767478</text:p>
          </table:table-cell>
          <table:table-cell office:value-type="float" office:value="1e-10">
            <text:p>1e-10</text:p>
          </table:table-cell>
          <table:table-cell office:value-type="float" office:value="0.324285015498109">
            <text:p>0.324285015498109</text:p>
          </table:table-cell>
          <table:table-cell office:value-type="float" office:value="0.5794808371795585">
            <text:p>0.5794808371795585</text:p>
          </table:table-cell>
          <table:table-cell office:value-type="float" office:value="0.17535557245644826">
            <text:p>0.17535557245644826</text:p>
          </table:table-cell>
          <table:table-cell office:value-type="float" office:value="0.029485643113735045">
            <text:p>0.029485643113735045</text:p>
          </table:table-cell>
          <table:table-cell office:value-type="float" office:value="0.3685186834076004">
            <text:p>0.3685186834076004</text:p>
          </table:table-cell>
          <table:table-cell office:value-type="float" office:value="0.04442787780892826">
            <text:p>0.04442787780892826</text:p>
          </table:table-cell>
          <table:table-cell office:value-type="float" office:value="0.05807662504993959">
            <text:p>0.05807662504993959</text:p>
          </table:table-cell>
          <table:table-cell office:value-type="float" office:value="0.5489445863310041">
            <text:p>0.5489445863310041</text:p>
          </table:table-cell>
          <table:table-cell office:value-type="float" office:value="0.47270156640873096">
            <text:p>0.47270156640873096</text:p>
          </table:table-cell>
        </table:table-row>
        <table:table-row>
          <table:table-cell table:style-name="pd1" office:value-type="string" office:string-value="4">
            <text:p>4</text:p>
          </table:table-cell>
          <table:table-cell office:value-type="float" office:value="0.5906047821583815">
            <text:p>0.5906047821583815</text:p>
          </table:table-cell>
          <table:table-cell office:value-type="float" office:value="0.23848308346356853">
            <text:p>0.23848308346356853</text:p>
          </table:table-cell>
          <table:table-cell office:value-type="float" office:value="0.23164340878572454">
            <text:p>0.23164340878572454</text:p>
          </table:table-cell>
          <table:table-cell office:value-type="float" office:value="0.06073127440767472">
            <text:p>0.06073127440767472</text:p>
          </table:table-cell>
          <table:table-cell office:value-type="float" office:value="1e-10">
            <text:p>1e-10</text:p>
          </table:table-cell>
          <table:table-cell office:value-type="float" office:value="0.324285015498109">
            <text:p>0.324285015498109</text:p>
          </table:table-cell>
          <table:table-cell office:value-type="float" office:value="0.5794808371795585">
            <text:p>0.5794808371795585</text:p>
          </table:table-cell>
          <table:table-cell office:value-type="float" office:value="0.17535557245644826">
            <text:p>0.17535557245644826</text:p>
          </table:table-cell>
          <table:table-cell office:value-type="float" office:value="0.02948564311373467">
            <text:p>0.02948564311373467</text:p>
          </table:table-cell>
          <table:table-cell office:value-type="float" office:value="0.3685186834076004">
            <text:p>0.3685186834076004</text:p>
          </table:table-cell>
          <table:table-cell office:value-type="float" office:value="0.04442787780892826">
            <text:p>0.04442787780892826</text:p>
          </table:table-cell>
          <table:table-cell office:value-type="float" office:value="0.05807662504993959">
            <text:p>0.05807662504993959</text:p>
          </table:table-cell>
          <table:table-cell office:value-type="float" office:value="0.5489445863310041">
            <text:p>0.5489445863310041</text:p>
          </table:table-cell>
          <table:table-cell office:value-type="float" office:value="0.47270156640873096">
            <text:p>0.47270156640873096</text:p>
          </table:table-cell>
        </table:table-row>
        <table:table-row>
          <table:table-cell table:style-name="pd1" office:value-type="string" office:string-value="5">
            <text:p>5</text:p>
          </table:table-cell>
          <table:table-cell office:value-type="float" office:value="0.5908334073896835">
            <text:p>0.5908334073896835</text:p>
          </table:table-cell>
          <table:table-cell office:value-type="float" office:value="0.23874653248900532">
            <text:p>0.23874653248900532</text:p>
          </table:table-cell>
          <table:table-cell office:value-type="float" office:value="0.23198060161925588">
            <text:p>0.23198060161925588</text:p>
          </table:table-cell>
          <table:table-cell office:value-type="float" office:value="0.06156054149794471">
            <text:p>0.06156054149794471</text:p>
          </table:table-cell>
          <table:table-cell office:value-type="float" office:value="1e-10">
            <text:p>1e-10</text:p>
          </table:table-cell>
          <table:table-cell office:value-type="float" office:value="0.32779048675349337">
            <text:p>0.32779048675349337</text:p>
          </table:table-cell>
          <table:table-cell office:value-type="float" office:value="0.5835875422945747">
            <text:p>0.5835875422945747</text:p>
          </table:table-cell>
          <table:table-cell office:value-type="float" office:value="0.17659193597098782">
            <text:p>0.17659193597098782</text:p>
          </table:table-cell>
          <table:table-cell office:value-type="float" office:value="0.028876559380377614">
            <text:p>0.028876559380377614</text:p>
          </table:table-cell>
          <table:table-cell office:value-type="float" office:value="0.3748284117908376">
            <text:p>0.3748284117908376</text:p>
          </table:table-cell>
          <table:table-cell office:value-type="float" office:value="0.04370549414196493">
            <text:p>0.04370549414196493</text:p>
          </table:table-cell>
          <table:table-cell office:value-type="float" office:value="0.05710113163734225">
            <text:p>0.05710113163734225</text:p>
          </table:table-cell>
          <table:table-cell office:value-type="float" office:value="0.560111744066805">
            <text:p>0.560111744066805</text:p>
          </table:table-cell>
          <table:table-cell office:value-type="float" office:value="0.48409786147859285">
            <text:p>0.48409786147859285</text:p>
          </table:table-cell>
        </table:table-row>
        <table:table-row>
          <table:table-cell table:style-name="pd1" office:value-type="string" office:string-value="6">
            <text:p>6</text:p>
          </table:table-cell>
          <table:table-cell office:value-type="float" office:value="0.5903695135574305">
            <text:p>0.5903695135574305</text:p>
          </table:table-cell>
          <table:table-cell office:value-type="float" office:value="0.2389868769578634">
            <text:p>0.2389868769578634</text:p>
          </table:table-cell>
          <table:table-cell office:value-type="float" office:value="0.2322194403593348">
            <text:p>0.2322194403593348</text:p>
          </table:table-cell>
          <table:table-cell office:value-type="float" office:value="0.06157583087462879">
            <text:p>0.06157583087462879</text:p>
          </table:table-cell>
          <table:table-cell office:value-type="float" office:value="1e-10">
            <text:p>1e-10</text:p>
          </table:table-cell>
          <table:table-cell office:value-type="float" office:value="0.3278482474921272">
            <text:p>0.3278482474921272</text:p>
          </table:table-cell>
          <table:table-cell office:value-type="float" office:value="0.5837015046581756">
            <text:p>0.5837015046581756</text:p>
          </table:table-cell>
          <table:table-cell office:value-type="float" office:value="0.17661200126237392">
            <text:p>0.17661200126237392</text:p>
          </table:table-cell>
          <table:table-cell office:value-type="float" office:value="0.02885759816884745">
            <text:p>0.02885759816884745</text:p>
          </table:table-cell>
          <table:table-cell office:value-type="float" office:value="0.3750360871475548">
            <text:p>0.3750360871475548</text:p>
          </table:table-cell>
          <table:table-cell office:value-type="float" office:value="0.043698647479809824">
            <text:p>0.043698647479809824</text:p>
          </table:table-cell>
          <table:table-cell office:value-type="float" office:value="0.05708648003660409">
            <text:p>0.05708648003660409</text:p>
          </table:table-cell>
          <table:table-cell office:value-type="float" office:value="0.5605633055902105">
            <text:p>0.5605633055902105</text:p>
          </table:table-cell>
          <table:table-cell office:value-type="float" office:value="0.48481762546878066">
            <text:p>0.48481762546878066</text:p>
          </table:table-cell>
        </table:table-row>
        <table:table-row>
          <table:table-cell table:style-name="pd1" office:value-type="string" office:string-value="7">
            <text:p>7</text:p>
          </table:table-cell>
          <table:table-cell office:value-type="float" office:value="0.5898311009329016">
            <text:p>0.5898311009329016</text:p>
          </table:table-cell>
          <table:table-cell office:value-type="float" office:value="0.23924679676627023">
            <text:p>0.23924679676627023</text:p>
          </table:table-cell>
          <table:table-cell office:value-type="float" office:value="0.23247439240786513">
            <text:p>0.23247439240786513</text:p>
          </table:table-cell>
          <table:table-cell office:value-type="float" office:value="0.06155229010703699">
            <text:p>0.06155229010703699</text:p>
          </table:table-cell>
          <table:table-cell office:value-type="float" office:value="1e-10">
            <text:p>1e-10</text:p>
          </table:table-cell>
          <table:table-cell office:value-type="float" office:value="0.3278508915763024">
            <text:p>0.3278508915763024</text:p>
          </table:table-cell>
          <table:table-cell office:value-type="float" office:value="0.5837319255546398">
            <text:p>0.5837319255546398</text:p>
          </table:table-cell>
          <table:table-cell office:value-type="float" office:value="0.17661745870105877">
            <text:p>0.17661745870105877</text:p>
          </table:table-cell>
          <table:table-cell office:value-type="float" office:value="0.028859623403239772">
            <text:p>0.028859623403239772</text:p>
          </table:table-cell>
          <table:table-cell office:value-type="float" office:value="0.37516940547423555">
            <text:p>0.37516940547423555</text:p>
          </table:table-cell>
          <table:table-cell office:value-type="float" office:value="0.04371446813254604">
            <text:p>0.04371446813254604</text:p>
          </table:table-cell>
          <table:table-cell office:value-type="float" office:value="0.05709813744558442">
            <text:p>0.05709813744558442</text:p>
          </table:table-cell>
          <table:table-cell office:value-type="float" office:value="0.5608411536908129">
            <text:p>0.5608411536908129</text:p>
          </table:table-cell>
          <table:table-cell office:value-type="float" office:value="0.4853988133735945">
            <text:p>0.4853988133735945</text:p>
          </table:table-cell>
        </table:table-row>
        <table:table-row>
          <table:table-cell table:style-name="pd1" office:value-type="string" office:string-value="8">
            <text:p>8</text:p>
          </table:table-cell>
          <table:table-cell office:value-type="float" office:value="0.5889138946821733">
            <text:p>0.5889138946821733</text:p>
          </table:table-cell>
          <table:table-cell office:value-type="float" office:value="0.23967077205009252">
            <text:p>0.23967077205009252</text:p>
          </table:table-cell>
          <table:table-cell office:value-type="float" office:value="0.23288743831627906">
            <text:p>0.23288743831627906</text:p>
          </table:table-cell>
          <table:table-cell office:value-type="float" office:value="0.061472105048545014">
            <text:p>0.061472105048545014</text:p>
          </table:table-cell>
          <table:table-cell office:value-type="float" office:value="1e-10">
            <text:p>1e-10</text:p>
          </table:table-cell>
          <table:table-cell office:value-type="float" office:value="0.327827446491099">
            <text:p>0.327827446491099</text:p>
          </table:table-cell>
          <table:table-cell office:value-type="float" office:value="0.5837020336573099">
            <text:p>0.5837020336573099</text:p>
          </table:table-cell>
          <table:table-cell office:value-type="float" office:value="0.17661322227670637">
            <text:p>0.17661322227670637</text:p>
          </table:table-cell>
          <table:table-cell office:value-type="float" office:value="0.02890232541670745">
            <text:p>0.02890232541670745</text:p>
          </table:table-cell>
          <table:table-cell office:value-type="float" office:value="0.37536831864802134">
            <text:p>0.37536831864802134</text:p>
          </table:table-cell>
          <table:table-cell office:value-type="float" office:value="0.04378931520118593">
            <text:p>0.04378931520118593</text:p>
          </table:table-cell>
          <table:table-cell office:value-type="float" office:value="0.05716730784149792">
            <text:p>0.05716730784149792</text:p>
          </table:table-cell>
          <table:table-cell office:value-type="float" office:value="0.5612093644850196">
            <text:p>0.5612093644850196</text:p>
          </table:table-cell>
          <table:table-cell office:value-type="float" office:value="0.48624846778743674">
            <text:p>0.48624846778743674</text:p>
          </table:table-cell>
        </table:table-row>
        <table:table-row>
          <table:table-cell table:style-name="pd1" office:value-type="string" office:string-value="9">
            <text:p>9</text:p>
          </table:table-cell>
          <table:table-cell office:value-type="float" office:value="0.5888831529005432">
            <text:p>0.5888831529005432</text:p>
          </table:table-cell>
          <table:table-cell office:value-type="float" office:value="0.24022027413590635">
            <text:p>0.24022027413590635</text:p>
          </table:table-cell>
          <table:table-cell office:value-type="float" office:value="0.23345003822488763">
            <text:p>0.23345003822488763</text:p>
          </table:table-cell>
          <table:table-cell office:value-type="float" office:value="0.0625534652613373">
            <text:p>0.0625534652613373</text:p>
          </table:table-cell>
          <table:table-cell office:value-type="float" office:value="1e-10">
            <text:p>1e-10</text:p>
          </table:table-cell>
          <table:table-cell office:value-type="float" office:value="0.3323355468606377">
            <text:p>0.3323355468606377</text:p>
          </table:table-cell>
          <table:table-cell office:value-type="float" office:value="0.5888026179681369">
            <text:p>0.5888026179681369</text:p>
          </table:table-cell>
          <table:table-cell office:value-type="float" office:value="0.17849359977104493">
            <text:p>0.17849359977104493</text:p>
          </table:table-cell>
          <table:table-cell office:value-type="float" office:value="0.02780287231645072">
            <text:p>0.02780287231645072</text:p>
          </table:table-cell>
          <table:table-cell office:value-type="float" office:value="0.3842583114700449">
            <text:p>0.3842583114700449</text:p>
          </table:table-cell>
          <table:table-cell office:value-type="float" office:value="0.042507738459805086">
            <text:p>0.042507738459805086</text:p>
          </table:table-cell>
          <table:table-cell office:value-type="float" office:value="0.05547829907945695">
            <text:p>0.05547829907945695</text:p>
          </table:table-cell>
          <table:table-cell office:value-type="float" office:value="0.5776108804155085">
            <text:p>0.5776108804155085</text:p>
          </table:table-cell>
          <table:table-cell office:value-type="float" office:value="0.5034418214173563">
            <text:p>0.5034418214173563</text:p>
          </table:table-cell>
        </table:table-row>
        <table:table-row>
          <table:table-cell table:style-name="pd1" office:value-type="string" office:string-value="10">
            <text:p>10</text:p>
          </table:table-cell>
          <table:table-cell office:value-type="float" office:value="0.5872315038083875">
            <text:p>0.5872315038083875</text:p>
          </table:table-cell>
          <table:table-cell office:value-type="float" office:value="0.24099150817162546">
            <text:p>0.24099150817162546</text:p>
          </table:table-cell>
          <table:table-cell office:value-type="float" office:value="0.2342100082590546">
            <text:p>0.2342100082590546</text:p>
          </table:table-cell>
          <table:table-cell office:value-type="float" office:value="0.06243302023906777">
            <text:p>0.06243302023906777</text:p>
          </table:table-cell>
          <table:table-cell office:value-type="float" office:value="1e-10">
            <text:p>1e-10</text:p>
          </table:table-cell>
          <table:table-cell office:value-type="float" office:value="0.3322598402158609">
            <text:p>0.3322598402158609</text:p>
          </table:table-cell>
          <table:table-cell office:value-type="float" office:value="0.5888404876907706">
            <text:p>0.5888404876907706</text:p>
          </table:table-cell>
          <table:table-cell office:value-type="float" office:value="0.178448150348837">
            <text:p>0.178448150348837</text:p>
          </table:table-cell>
          <table:table-cell office:value-type="float" office:value="0.027774011584352387">
            <text:p>0.027774011584352387</text:p>
          </table:table-cell>
          <table:table-cell office:value-type="float" office:value="0.3844783473120997">
            <text:p>0.3844783473120997</text:p>
          </table:table-cell>
          <table:table-cell office:value-type="float" office:value="0.04252047612567929">
            <text:p>0.04252047612567929</text:p>
          </table:table-cell>
          <table:table-cell office:value-type="float" office:value="0.05548227871027242">
            <text:p>0.05548227871027242</text:p>
          </table:table-cell>
          <table:table-cell office:value-type="float" office:value="0.5782801942281464">
            <text:p>0.5782801942281464</text:p>
          </table:table-cell>
          <table:table-cell office:value-type="float" office:value="0.5049786949726678">
            <text:p>0.5049786949726678</text:p>
          </table:table-cell>
        </table:table-row>
        <table:table-row>
          <table:table-cell table:style-name="pd1" office:value-type="string" office:string-value="11">
            <text:p>11</text:p>
          </table:table-cell>
          <table:table-cell office:value-type="float" office:value="0.5844579473664633">
            <text:p>0.5844579473664633</text:p>
          </table:table-cell>
          <table:table-cell office:value-type="float" office:value="0.2422773566262062">
            <text:p>0.2422773566262062</text:p>
          </table:table-cell>
          <table:table-cell office:value-type="float" office:value="0.23545302373993604">
            <text:p>0.23545302373993604</text:p>
          </table:table-cell>
          <table:table-cell office:value-type="float" office:value="0.062188327732605596">
            <text:p>0.062188327732605596</text:p>
          </table:table-cell>
          <table:table-cell office:value-type="float" office:value="1e-10">
            <text:p>1e-10</text:p>
          </table:table-cell>
          <table:table-cell office:value-type="float" office:value="0.33203270593527606">
            <text:p>0.33203270593527606</text:p>
          </table:table-cell>
          <table:table-cell office:value-type="float" office:value="0.5886950011700524">
            <text:p>0.5886950011700524</text:p>
          </table:table-cell>
          <table:table-cell office:value-type="float" office:value="0.1783338045975758">
            <text:p>0.1783338045975758</text:p>
          </table:table-cell>
          <table:table-cell office:value-type="float" office:value="0.027743972357841006">
            <text:p>0.027743972357841006</text:p>
          </table:table-cell>
          <table:table-cell office:value-type="float" office:value="0.38486832936840604">
            <text:p>0.38486832936840604</text:p>
          </table:table-cell>
          <table:table-cell office:value-type="float" office:value="0.042588263407531">
            <text:p>0.042588263407531</text:p>
          </table:table-cell>
          <table:table-cell office:value-type="float" office:value="0.05553839557089208">
            <text:p>0.05553839557089208</text:p>
          </table:table-cell>
          <table:table-cell office:value-type="float" office:value="0.5794153818756981">
            <text:p>0.5794153818756981</text:p>
          </table:table-cell>
          <table:table-cell office:value-type="float" office:value="0.5075555215993792">
            <text:p>0.5075555215993792</text:p>
          </table:table-cell>
        </table:table-row>
        <table:table-row>
          <table:table-cell table:style-name="pd1" office:value-type="string" office:string-value="12">
            <text:p>12</text:p>
          </table:table-cell>
          <table:table-cell office:value-type="float" office:value="0.585589565023227">
            <text:p>0.585589565023227</text:p>
          </table:table-cell>
          <table:table-cell office:value-type="float" office:value="0.24271499545166714">
            <text:p>0.24271499545166714</text:p>
          </table:table-cell>
          <table:table-cell office:value-type="float" office:value="0.23593366129834678">
            <text:p>0.23593366129834678</text:p>
          </table:table-cell>
          <table:table-cell office:value-type="float" office:value="0.06423822177324096">
            <text:p>0.06423822177324096</text:p>
          </table:table-cell>
          <table:table-cell office:value-type="float" office:value="1e-10">
            <text:p>1e-10</text:p>
          </table:table-cell>
          <table:table-cell office:value-type="float" office:value="0.3398555254261805">
            <text:p>0.3398555254261805</text:p>
          </table:table-cell>
          <table:table-cell office:value-type="float" office:value="0.5980145521532666">
            <text:p>0.5980145521532666</text:p>
          </table:table-cell>
          <table:table-cell office:value-type="float" office:value="0.1821578611224029">
            <text:p>0.1821578611224029</text:p>
          </table:table-cell>
          <table:table-cell office:value-type="float" office:value="0.025465742820117595">
            <text:p>0.025465742820117595</text:p>
          </table:table-cell>
          <table:table-cell office:value-type="float" office:value="0.40310655489171093">
            <text:p>0.40310655489171093</text:p>
          </table:table-cell>
          <table:table-cell office:value-type="float" office:value="0.03975484577776677">
            <text:p>0.03975484577776677</text:p>
          </table:table-cell>
          <table:table-cell office:value-type="float" office:value="0.0517803656198779">
            <text:p>0.0517803656198779</text:p>
          </table:table-cell>
          <table:table-cell office:value-type="float" office:value="0.6130660986381143">
            <text:p>0.6130660986381143</text:p>
          </table:table-cell>
          <table:table-cell office:value-type="float" office:value="0.5432056858248916">
            <text:p>0.5432056858248916</text:p>
          </table:table-cell>
        </table:table-row>
        <table:table-row>
          <table:table-cell table:style-name="pd1" office:value-type="string" office:string-value="13">
            <text:p>13</text:p>
          </table:table-cell>
          <table:table-cell office:value-type="float" office:value="0.5851460150045974">
            <text:p>0.5851460150045974</text:p>
          </table:table-cell>
          <table:table-cell office:value-type="float" office:value="0.24349301427168335">
            <text:p>0.24349301427168335</text:p>
          </table:table-cell>
          <table:table-cell office:value-type="float" office:value="0.23683637035430605">
            <text:p>0.23683637035430605</text:p>
          </table:table-cell>
          <table:table-cell office:value-type="float" office:value="0.06547539963058692">
            <text:p>0.06547539963058692</text:p>
          </table:table-cell>
          <table:table-cell office:value-type="float" office:value="1e-10">
            <text:p>1e-10</text:p>
          </table:table-cell>
          <table:table-cell office:value-type="float" office:value="0.344920901788865">
            <text:p>0.344920901788865</text:p>
          </table:table-cell>
          <table:table-cell office:value-type="float" office:value="0.6050533063454173">
            <text:p>0.6050533063454173</text:p>
          </table:table-cell>
          <table:table-cell office:value-type="float" office:value="0.18499584550355763">
            <text:p>0.18499584550355763</text:p>
          </table:table-cell>
          <table:table-cell office:value-type="float" office:value="0.023687341040958806">
            <text:p>0.023687341040958806</text:p>
          </table:table-cell>
          <table:table-cell office:value-type="float" office:value="0.4177768812542845">
            <text:p>0.4177768812542845</text:p>
          </table:table-cell>
          <table:table-cell office:value-type="float" office:value="0.03749437655391567">
            <text:p>0.03749437655391567</text:p>
          </table:table-cell>
          <table:table-cell office:value-type="float" office:value="0.048764918890313785">
            <text:p>0.048764918890313785</text:p>
          </table:table-cell>
          <table:table-cell office:value-type="float" office:value="0.6404559191402112">
            <text:p>0.6404559191402112</text:p>
          </table:table-cell>
          <table:table-cell office:value-type="float" office:value="0.5735973878503189">
            <text:p>0.5735973878503189</text:p>
          </table:table-cell>
        </table:table-row>
        <table:table-row>
          <table:table-cell table:style-name="pd1" office:value-type="string" office:string-value="14">
            <text:p>14</text:p>
          </table:table-cell>
          <table:table-cell office:value-type="float" office:value="0.5832687212557066">
            <text:p>0.5832687212557066</text:p>
          </table:table-cell>
          <table:table-cell office:value-type="float" office:value="0.2446834348495382">
            <text:p>0.2446834348495382</text:p>
          </table:table-cell>
          <table:table-cell office:value-type="float" office:value="0.2381970179150697">
            <text:p>0.2381970179150697</text:p>
          </table:table-cell>
          <table:table-cell office:value-type="float" office:value="0.06614917402031469">
            <text:p>0.06614917402031469</text:p>
          </table:table-cell>
          <table:table-cell office:value-type="float" office:value="0.002278992190694135">
            <text:p>0.002278992190694135</text:p>
          </table:table-cell>
          <table:table-cell office:value-type="float" office:value="0.346843165685738">
            <text:p>0.346843165685738</text:p>
          </table:table-cell>
          <table:table-cell office:value-type="float" office:value="0.6134291807726229">
            <text:p>0.6134291807726229</text:p>
          </table:table-cell>
          <table:table-cell office:value-type="float" office:value="0.18891146014017612">
            <text:p>0.18891146014017612</text:p>
          </table:table-cell>
          <table:table-cell office:value-type="float" office:value="0.020969463341299347">
            <text:p>0.020969463341299347</text:p>
          </table:table-cell>
          <table:table-cell office:value-type="float" office:value="0.4382453551337761">
            <text:p>0.4382453551337761</text:p>
          </table:table-cell>
          <table:table-cell office:value-type="float" office:value="0.033924483670088226">
            <text:p>0.033924483670088226</text:p>
          </table:table-cell>
          <table:table-cell office:value-type="float" office:value="0.04403919391663417">
            <text:p>0.04403919391663417</text:p>
          </table:table-cell>
          <table:table-cell office:value-type="float" office:value="0.6794835987221777">
            <text:p>0.6794835987221777</text:p>
          </table:table-cell>
          <table:table-cell office:value-type="float" office:value="0.6179780246166727">
            <text:p>0.6179780246166727</text:p>
          </table:table-cell>
        </table:table-row>
        <table:table-row>
          <table:table-cell table:style-name="pd1" office:value-type="string" office:string-value="15">
            <text:p>15</text:p>
          </table:table-cell>
          <table:table-cell office:value-type="float" office:value="0.5680032265252427">
            <text:p>0.5680032265252427</text:p>
          </table:table-cell>
          <table:table-cell office:value-type="float" office:value="0.2470806064137766">
            <text:p>0.2470806064137766</text:p>
          </table:table-cell>
          <table:table-cell office:value-type="float" office:value="0.2414547060374863">
            <text:p>0.2414547060374863</text:p>
          </table:table-cell>
          <table:table-cell office:value-type="float" office:value="0.05653853897650572">
            <text:p>0.05653853897650572</text:p>
          </table:table-cell>
          <table:table-cell office:value-type="float" office:value="0.04832778426137573">
            <text:p>0.04832778426137573</text:p>
          </table:table-cell>
          <table:table-cell office:value-type="float" office:value="0.2947466741807515">
            <text:p>0.2947466741807515</text:p>
          </table:table-cell>
          <table:table-cell office:value-type="float" office:value="0.6194920040332828">
            <text:p>0.6194920040332828</text:p>
          </table:table-cell>
          <table:table-cell office:value-type="float" office:value="0.1941879226306577">
            <text:p>0.1941879226306577</text:p>
          </table:table-cell>
          <table:table-cell office:value-type="float" office:value="0.015343802252830314">
            <text:p>0.015343802252830314</text:p>
          </table:table-cell>
          <table:table-cell office:value-type="float" office:value="0.4718455916887849">
            <text:p>0.4718455916887849</text:p>
          </table:table-cell>
          <table:table-cell office:value-type="float" office:value="0.02584634741407898">
            <text:p>0.02584634741407898</text:p>
          </table:table-cell>
          <table:table-cell office:value-type="float" office:value="0.03345704510874441">
            <text:p>0.03345704510874441</text:p>
          </table:table-cell>
          <table:table-cell office:value-type="float" office:value="0.7468493916808722">
            <text:p>0.7468493916808722</text:p>
          </table:table-cell>
          <table:table-cell office:value-type="float" office:value="0.6982465018099746">
            <text:p>0.69824650180997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svg="urn:oasis:names:tc:opendocument:xmlns:svg-compatible:1.0" xmlns:number="urn:oasis:names:tc:opendocument:xmlns:datastyle:1.0" xmlns:draw="urn:oasis:names:tc:opendocument:xmlns:drawing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